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25in" style:rel-column-width="6120*"/>
    </style:style>
    <style:style style:name="Table2.B" style:family="table-column">
      <style:table-column-properties style:column-width="1.4354in" style:rel-column-width="2067*"/>
    </style:style>
    <style:style style:name="Table2.C" style:family="table-column">
      <style:table-column-properties style:column-width="1.2396in" style:rel-column-width="1785*"/>
    </style:style>
    <style:style style:name="Table2.1" style:family="table-row">
      <style:table-row-properties style:min-row-height="0.3139in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none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2" style:family="table-row">
      <style:table-row-properties style:min-row-height="0.8722in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0.05pt solid #000000" fo:border-right="none" fo:border-top="none" fo:border-bottom="none"/>
    </style:style>
    <style:style style:name="Table2.C2" style:family="table-cell">
      <style:table-cell-properties fo:padding="0.0382in" fo:border-left="0.05pt solid #000000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none"/>
    </style:style>
    <style:style style:name="Table2.B3" style:family="table-cell">
      <style:table-cell-properties fo:padding="0.0382in" fo:border-left="0.05pt solid #000000" fo:border-right="none" fo:border-top="none" fo:border-bottom="none"/>
    </style:style>
    <style:style style:name="Table2.C3" style:family="table-cell">
      <style:table-cell-properties fo:padding="0.0382in" fo:border-left="0.05pt solid #000000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none" fo:border-bottom="none"/>
    </style:style>
    <style:style style:name="Table2.B4" style:family="table-cell">
      <style:table-cell-properties fo:padding="0.0382in" fo:border-left="0.05pt solid #000000" fo:border-right="none" fo:border-top="none" fo:border-bottom="none"/>
    </style:style>
    <style:style style:name="Table2.C4" style:family="table-cell">
      <style:table-cell-properties fo:padding="0.0382in" fo:border-left="0.05pt solid #000000" fo:border-right="0.05pt solid #000000" fo:border-top="none" fo:border-bottom="none"/>
    </style:style>
    <style:style style:name="Table2.A5" style:family="table-cell">
      <style:table-cell-properties fo:padding="0.0382in" fo:border-left="0.05pt solid #000000" fo:border-right="none" fo:border-top="none" fo:border-bottom="none"/>
    </style:style>
    <style:style style:name="Table2.B5" style:family="table-cell">
      <style:table-cell-properties fo:padding="0.0382in" fo:border-left="0.05pt solid #000000" fo:border-right="none" fo:border-top="none" fo:border-bottom="none"/>
    </style:style>
    <style:style style:name="Table2.C5" style:family="table-cell">
      <style:table-cell-properties fo:padding="0.0382in" fo:border-left="0.05pt solid #000000" fo:border-right="0.05pt solid #000000" fo:border-top="none" fo:border-bottom="none"/>
    </style:style>
    <style:style style:name="Table2.A6" style:family="table-cell">
      <style:table-cell-properties fo:padding="0.0382in" fo:border-left="0.05pt solid #000000" fo:border-right="none" fo:border-top="none" fo:border-bottom="none"/>
    </style:style>
    <style:style style:name="Table2.B6" style:family="table-cell">
      <style:table-cell-properties fo:padding="0.0382in" fo:border-left="0.05pt solid #000000" fo:border-right="none" fo:border-top="none" fo:border-bottom="none"/>
    </style:style>
    <style:style style:name="Table2.C6" style:family="table-cell">
      <style:table-cell-properties fo:padding="0.0382in" fo:border-left="0.05pt solid #000000" fo:border-right="0.05pt solid #000000" fo:border-top="none" fo:border-bottom="none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41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785in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officeooo:rsid="004c9305" officeooo:paragraph-rsid="004c9305"/>
    </style:style>
    <style:style style:name="P2" style:family="paragraph" style:parent-style-name="Standard">
      <style:text-properties style:font-name="Arial" style:text-underline-style="solid" style:text-underline-width="auto" style:text-underline-color="font-color" fo:font-weight="bold" officeooo:rsid="0033aeb1" officeooo:paragraph-rsid="0033aeb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style:text-underline-style="none" officeooo:rsid="0017ede0" officeooo:paragraph-rsid="003449c0"/>
    </style:style>
    <style:style style:name="P4" style:family="paragraph" style:parent-style-name="Standard" style:list-style-name="L1">
      <style:text-properties style:font-name="Arial" fo:font-size="11pt" officeooo:rsid="0017ede0" officeooo:paragraph-rsid="0036196a" style:font-size-asian="11pt" style:font-size-complex="11pt"/>
    </style:style>
    <style:style style:name="P5" style:family="paragraph" style:parent-style-name="Standard" style:list-style-name="L1">
      <style:text-properties style:font-name="Arial" fo:font-size="11pt" officeooo:rsid="002a1056" officeooo:paragraph-rsid="0036196a" style:font-size-asian="11pt" style:font-size-complex="11pt"/>
    </style:style>
    <style:style style:name="P6" style:family="paragraph" style:parent-style-name="Standard" style:list-style-name="L1">
      <style:text-properties style:font-name="Arial" fo:font-size="11pt" officeooo:rsid="002db840" officeooo:paragraph-rsid="0036196a" style:font-size-asian="11pt" style:font-size-complex="11pt"/>
    </style:style>
    <style:style style:name="P7" style:family="paragraph" style:parent-style-name="Standard" style:list-style-name="L1">
      <style:text-properties style:font-name="Arial" fo:font-size="11pt" officeooo:rsid="002e50a9" officeooo:paragraph-rsid="0036196a" style:font-size-asian="11pt" style:font-size-complex="11pt"/>
    </style:style>
    <style:style style:name="P8" style:family="paragraph" style:parent-style-name="Standard" style:list-style-name="L1">
      <style:text-properties style:font-name="Arial" fo:font-size="11pt" officeooo:rsid="003177fc" officeooo:paragraph-rsid="0036196a" style:font-size-asian="11pt" style:font-size-complex="11pt"/>
    </style:style>
    <style:style style:name="P9" style:family="paragraph" style:parent-style-name="Standard" style:list-style-name="L1">
      <style:text-properties style:font-name="Arial" fo:font-size="11pt" officeooo:rsid="002e749a" officeooo:paragraph-rsid="0036196a" style:font-size-asian="11pt" style:font-size-complex="11pt"/>
    </style:style>
    <style:style style:name="P10" style:family="paragraph" style:parent-style-name="Standard" style:list-style-name="L1">
      <style:text-properties style:font-name="Arial" fo:font-size="11pt" officeooo:rsid="003115d0" officeooo:paragraph-rsid="0036196a" style:font-size-asian="11pt" style:font-size-complex="11pt"/>
    </style:style>
    <style:style style:name="P11" style:family="paragraph" style:parent-style-name="Standard" style:list-style-name="L1">
      <style:text-properties style:font-name="Arial" fo:font-size="11pt" officeooo:rsid="00311918" officeooo:paragraph-rsid="0036196a" style:font-size-asian="11pt" style:font-size-complex="11pt"/>
    </style:style>
    <style:style style:name="P12" style:family="paragraph" style:parent-style-name="Standard" style:list-style-name="L1">
      <style:text-properties style:font-name="Arial" fo:font-size="11pt" officeooo:rsid="0027d350" officeooo:paragraph-rsid="0036196a" style:font-size-asian="11pt" style:font-size-complex="11pt"/>
    </style:style>
    <style:style style:name="P13" style:family="paragraph" style:parent-style-name="Standard" style:list-style-name="L1">
      <style:text-properties style:font-name="Arial" fo:font-size="11pt" officeooo:rsid="002a916c" officeooo:paragraph-rsid="0036196a" style:font-size-asian="11pt" style:font-size-complex="11pt"/>
    </style:style>
    <style:style style:name="P14" style:family="paragraph" style:parent-style-name="Standard" style:list-style-name="L1">
      <style:text-properties style:font-name="Arial" fo:font-size="11pt" officeooo:rsid="001f3dc5" officeooo:paragraph-rsid="0036196a" style:font-size-asian="11pt" style:font-size-complex="11pt"/>
    </style:style>
    <style:style style:name="P15" style:family="paragraph" style:parent-style-name="Standard" style:list-style-name="L1">
      <style:text-properties style:font-name="Arial" fo:font-size="11pt" officeooo:rsid="002956bf" officeooo:paragraph-rsid="0036196a" style:font-size-asian="11pt" style:font-size-complex="11pt"/>
    </style:style>
    <style:style style:name="P16" style:family="paragraph" style:parent-style-name="Standard" style:list-style-name="L1">
      <style:text-properties style:font-name="Arial" fo:font-size="11pt" officeooo:rsid="002559aa" officeooo:paragraph-rsid="0036196a" style:font-size-asian="11pt" style:font-size-complex="11pt"/>
    </style:style>
    <style:style style:name="P17" style:family="paragraph" style:parent-style-name="Standard" style:list-style-name="L1">
      <style:text-properties style:font-name="Arial" fo:font-size="11pt" officeooo:rsid="00266d59" officeooo:paragraph-rsid="0036196a" style:font-size-asian="11pt" style:font-size-complex="11pt"/>
    </style:style>
    <style:style style:name="P18" style:family="paragraph" style:parent-style-name="Standard" style:list-style-name="L1">
      <style:text-properties style:font-name="Arial" fo:font-size="11pt" style:text-underline-style="none" officeooo:rsid="002a1056" officeooo:paragraph-rsid="0036196a" style:font-size-asian="11pt" style:font-size-complex="11pt"/>
    </style:style>
    <style:style style:name="P19" style:family="paragraph" style:parent-style-name="Standard" style:list-style-name="L1">
      <style:text-properties style:font-name="Arial" fo:font-size="11pt" style:text-underline-style="none" officeooo:rsid="00321413" officeooo:paragraph-rsid="0036196a" style:font-size-asian="11pt" style:font-size-complex="11pt"/>
    </style:style>
    <style:style style:name="P20" style:family="paragraph" style:parent-style-name="Standard" style:list-style-name="L1">
      <style:text-properties style:font-name="Arial" fo:font-size="11pt" style:text-underline-style="none" officeooo:rsid="001f3dc5" officeooo:paragraph-rsid="0036196a" style:font-size-asian="11pt" style:font-size-complex="11pt"/>
    </style:style>
    <style:style style:name="P21" style:family="paragraph" style:parent-style-name="Standard">
      <style:text-properties style:font-name="Arial" officeooo:rsid="0017ede0" officeooo:paragraph-rsid="0017ede0"/>
    </style:style>
    <style:style style:name="P22" style:family="paragraph" style:parent-style-name="Standard">
      <style:paragraph-properties fo:text-align="end" style:justify-single-word="false"/>
      <style:text-properties style:font-name="Arial" officeooo:rsid="004e7c29" officeooo:paragraph-rsid="004e7c29"/>
    </style:style>
    <style:style style:name="P23" style:family="paragraph" style:parent-style-name="Standard">
      <style:paragraph-properties fo:break-before="page"/>
      <style:text-properties style:font-name="Arial" officeooo:rsid="0017ede0" officeooo:paragraph-rsid="0017ede0"/>
    </style:style>
    <style:style style:name="P24" style:family="paragraph" style:parent-style-name="Table_20_Contents">
      <style:text-properties style:font-name="Arial" officeooo:rsid="003d9c8f" officeooo:paragraph-rsid="003d9c8f"/>
    </style:style>
    <style:style style:name="P25" style:family="paragraph" style:parent-style-name="Table_20_Contents">
      <style:text-properties style:font-name="Arial" officeooo:rsid="0049e150" officeooo:paragraph-rsid="0049e150"/>
    </style:style>
    <style:style style:name="P26" style:family="paragraph" style:parent-style-name="Table_20_Contents">
      <style:text-properties style:font-name="Arial" officeooo:rsid="00463d82" officeooo:paragraph-rsid="00463d82"/>
    </style:style>
    <style:style style:name="P27" style:family="paragraph" style:parent-style-name="Table_20_Contents">
      <style:text-properties style:font-name="Arial" officeooo:rsid="004b6b44" officeooo:paragraph-rsid="004b6b44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17ede0" officeooo:paragraph-rsid="0017ede0"/>
    </style:style>
    <style:style style:name="P29" style:family="paragraph" style:parent-style-name="Table_20_Contents">
      <style:text-properties style:font-name="Arial" fo:font-size="11pt" officeooo:rsid="0019a154" officeooo:paragraph-rsid="0019a154" style:font-size-asian="11pt" style:font-size-complex="11pt"/>
    </style:style>
    <style:style style:name="P30" style:family="paragraph" style:parent-style-name="Table_20_Contents">
      <style:text-properties style:font-name="Arial" fo:font-size="11pt" officeooo:rsid="003fe9b7" officeooo:paragraph-rsid="003fe9b7" style:font-size-asian="11pt" style:font-size-complex="11pt"/>
    </style:style>
    <style:style style:name="P31" style:family="paragraph" style:parent-style-name="Table_20_Contents">
      <style:text-properties style:font-name="Arial" fo:font-size="11pt" officeooo:rsid="003fe9b7" officeooo:paragraph-rsid="00418c88" style:font-size-asian="11pt" style:font-size-complex="11pt"/>
    </style:style>
    <style:style style:name="P32" style:family="paragraph" style:parent-style-name="Table_20_Contents">
      <style:text-properties style:font-name="Arial" fo:font-size="11pt" officeooo:rsid="00558fa4" officeooo:paragraph-rsid="00558fa4" style:font-size-asian="11pt" style:font-size-complex="11pt"/>
    </style:style>
    <style:style style:name="P33" style:family="paragraph" style:parent-style-name="Table_20_Contents">
      <style:text-properties style:font-name="Arial" fo:font-size="11pt" officeooo:rsid="00558fa4" officeooo:paragraph-rsid="0055c2f8" style:font-size-asian="11pt" style:font-size-complex="11pt"/>
    </style:style>
    <style:style style:name="P34" style:family="paragraph" style:parent-style-name="Table_20_Contents">
      <style:text-properties style:font-name="Arial" fo:font-size="11pt" officeooo:rsid="0055c2f8" officeooo:paragraph-rsid="0055c2f8" style:font-size-asian="11pt" style:font-size-complex="11pt"/>
    </style:style>
    <style:style style:name="P35" style:family="paragraph" style:parent-style-name="Table_20_Contents">
      <style:text-properties style:font-name="Arial" fo:font-size="11pt" officeooo:rsid="0055c2f8" officeooo:paragraph-rsid="0056fc26" style:font-size-asian="11pt" style:font-size-complex="11pt"/>
    </style:style>
    <style:style style:name="P36" style:family="paragraph" style:parent-style-name="Table_20_Contents">
      <style:text-properties style:font-name="Arial" fo:font-size="11pt" style:text-underline-style="solid" style:text-underline-width="auto" style:text-underline-color="font-color" officeooo:rsid="001c528d" officeooo:paragraph-rsid="001c528d" style:font-size-asian="11pt" style:font-size-complex="11pt"/>
    </style:style>
    <style:style style:name="P37" style:family="paragraph" style:parent-style-name="Table_20_Contents">
      <style:text-properties style:font-name="Arial" fo:font-size="11pt" style:text-underline-style="solid" style:text-underline-width="auto" style:text-underline-color="font-color" officeooo:rsid="001e1555" officeooo:paragraph-rsid="001e1555" style:font-size-asian="11pt" style:font-size-complex="11pt"/>
    </style:style>
    <style:style style:name="P38" style:family="paragraph" style:parent-style-name="Table_20_Contents">
      <style:text-properties style:font-name="Arial" fo:font-size="11pt" style:text-underline-style="none" officeooo:rsid="003fe9b7" officeooo:paragraph-rsid="003fe9b7" style:font-size-asian="11pt" style:font-size-complex="11pt"/>
    </style:style>
    <style:style style:name="P39" style:family="paragraph" style:parent-style-name="Table_20_Contents">
      <style:text-properties style:font-name="Arial" fo:font-size="11pt" style:text-underline-style="none" officeooo:rsid="001e1555" officeooo:paragraph-rsid="001e1555" style:font-size-asian="11pt" style:font-size-complex="11pt"/>
    </style:style>
    <style:style style:name="P40" style:family="paragraph" style:parent-style-name="Table_20_Contents">
      <loext:graphic-properties draw:fill="solid" draw:fill-color="#00a65d" draw:opacity="100%"/>
      <style:paragraph-properties fo:background-color="#00a65d"/>
      <style:text-properties fo:color="#ffffff" style:font-name="Arial" officeooo:rsid="0017ede0" officeooo:paragraph-rsid="0017ede0"/>
    </style:style>
    <style:style style:name="P41" style:family="paragraph" style:parent-style-name="Table_20_Contents">
      <loext:graphic-properties draw:fill="solid" draw:fill-color="#0066b3" draw:opacity="100%"/>
      <style:paragraph-properties fo:background-color="#0066b3"/>
      <style:text-properties fo:color="#ffffff" style:font-name="Arial" officeooo:rsid="0017ede0" officeooo:paragraph-rsid="0017ede0"/>
    </style:style>
    <style:style style:name="T1" style:family="text">
      <style:text-properties officeooo:rsid="001a78a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4d1b5c"/>
    </style:style>
    <style:style style:name="T4" style:family="text">
      <style:text-properties officeooo:rsid="0027d350"/>
    </style:style>
    <style:style style:name="T5" style:family="text">
      <style:text-properties officeooo:rsid="002956bf"/>
    </style:style>
    <style:style style:name="T6" style:family="text">
      <style:text-properties officeooo:rsid="00295c1e"/>
    </style:style>
    <style:style style:name="T7" style:family="text">
      <style:text-properties officeooo:rsid="002c1dfe"/>
    </style:style>
    <style:style style:name="T8" style:family="text">
      <style:text-properties officeooo:rsid="002db840"/>
    </style:style>
    <style:style style:name="T9" style:family="text">
      <style:text-properties officeooo:rsid="0033aeb1"/>
    </style:style>
    <style:style style:name="T10" style:family="text">
      <style:text-properties officeooo:rsid="00418c88"/>
    </style:style>
    <style:style style:name="T11" style:family="text">
      <style:text-properties officeooo:rsid="004508a8"/>
    </style:style>
    <style:style style:name="T12" style:family="text">
      <style:text-properties officeooo:rsid="00463d82"/>
    </style:style>
    <style:style style:name="T13" style:family="text">
      <style:text-properties officeooo:rsid="00474340"/>
    </style:style>
    <style:style style:name="T14" style:family="text">
      <style:text-properties officeooo:rsid="004d1b5c"/>
    </style:style>
    <style:style style:name="T15" style:family="text">
      <style:text-properties officeooo:rsid="004ee22a"/>
    </style:style>
    <style:style style:name="T16" style:family="text">
      <style:text-properties officeooo:rsid="0050cf10"/>
    </style:style>
    <style:style style:name="T17" style:family="text">
      <style:text-properties officeooo:rsid="0050f563"/>
    </style:style>
    <style:style style:name="T18" style:family="text">
      <style:text-properties officeooo:rsid="0055c2f8"/>
    </style:style>
    <style:style style:name="T19" style:family="text">
      <style:text-properties officeooo:rsid="0056fc26"/>
    </style:style>
    <style:style style:name="T20" style:family="text">
      <style:text-properties officeooo:rsid="00599a18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nformation Breakdown <text:s/></text:span><text:span text:style-name="T3">↔ <text:s/>API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3">Data <text:span text:style-name="T9">Types</text:span></text:p>
          </table:table-cell>
          <table:covered-table-cell/>
          <table:table-cell table:style-name="Table2.C1" office:value-type="string">
            <text:p text:style-name="P3"/>
          </table:table-cell>
        </table:table-row>
        <table:table-row table:style-name="Table2.2">
          <table:table-cell table:style-name="Table2.A5" office:value-type="string">
            <text:list xml:id="list39391376" text:style-name="L1">
              <text:list-item>
                <text:p text:style-name="P4">20 Jobs /per week <text:span text:style-name="T14">← DOWN</text:span></text:p>
                <text:list>
                  <text:list-item>
                    <text:p text:style-name="P5">job </text:p>
                  </text:list-item>
                  <text:list-item>
                    <text:p text:style-name="P5">job PO#</text:p>
                  </text:list-item>
                  <text:list-item>
                    <text:p text:style-name="P5">job address</text:p>
                  </text:list-item>
                  <text:list-item>
                    <text:p text:style-name="P5">job date</text:p>
                  </text:list-item>
                  <text:list-item>
                    <text:p text:style-name="P5">job date employees</text:p>
                  </text:list-item>
                  <text:list-item>
                    <text:p text:style-name="P18">job budget</text:p>
                  </text:list-item>
                </text:list>
              </text:list-item>
            </text:list>
          </table:table-cell>
          <table:table-cell table:style-name="Table2.B2" office:value-type="string">
            <text:p text:style-name="P24">1kb <text:span text:style-name="T12">each</text:span></text:p>
          </table:table-cell>
          <table:table-cell table:style-name="Table2.C2" office:value-type="string">
            <text:p text:style-name="P25">20kb /day</text:p>
            <text:p text:style-name="P25">140kb /week </text:p>
          </table:table-cell>
        </table:table-row>
        <table:table-row table:style-name="Table2.1">
          <table:table-cell table:style-name="Table2.A5" office:value-type="string">
            <text:list xml:id="list75454833587784" text:continue-numbering="true" text:style-name="L1">
              <text:list-item>
                <text:p text:style-name="P4"><text:span text:style-name="T8">20 </text:span>Tool Rentals /<text:span text:style-name="T11">per week → UP</text:span></text:p>
                <text:list>
                  <text:list-item>
                    <text:p text:style-name="P6">employee </text:p>
                  </text:list-item>
                  <text:list-item>
                    <text:p text:style-name="P7">employee job</text:p>
                  </text:list-item>
                  <text:list-item>
                    <text:p text:style-name="P7">employee tool</text:p>
                  </text:list-item>
                  <text:list-item>
                    <text:p text:style-name="P7">employee tool type</text:p>
                  </text:list-item>
                  <text:list-item>
                    <text:p text:style-name="P8">employee tool amount</text:p>
                  </text:list-item>
                  <text:list-item>
                    <text:p text:style-name="P7">employee tool duration</text:p>
                  </text:list-item>
                  <text:list-item>
                    <text:p text:style-name="P7">employee tool timeOut</text:p>
                  </text:list-item>
                  <text:list-item>
                    <text:p text:style-name="P7">employee tool timeIn</text:p>
                  </text:list-item>
                  <text:list-item>
                    <text:p text:style-name="P8">employee tool cost</text:p>
                  </text:list-item>
                  <text:list-item>
                    <text:p text:style-name="P19">employee tool [photo(s)]</text:p>
                  </text:list-item>
                </text:list>
              </text:list-item>
            </text:list>
          </table:table-cell>
          <table:table-cell table:style-name="Table2.B3" office:value-type="string">
            <text:p text:style-name="P24">1kb – (except Photos)</text:p>
            <text:p text:style-name="P24">1mb – per photo</text:p>
            <text:p text:style-name="P26">each</text:p>
          </table:table-cell>
          <table:table-cell table:style-name="Table2.C3" office:value-type="string">
            <text:p text:style-name="P25">20.2mb /day</text:p>
            <text:p text:style-name="P25">140mb /week</text:p>
          </table:table-cell>
        </table:table-row>
        <table:table-row table:style-name="Table2.1">
          <table:table-cell table:style-name="Table2.A5" office:value-type="string">
            <text:list xml:id="list75455315944906" text:continue-numbering="true" text:style-name="L1">
              <text:list-item>
                <text:p text:style-name="P4">20 Material Requests /<text:span text:style-name="T11">per week →UP</text:span></text:p>
                <text:list>
                  <text:list-item>
                    <text:p text:style-name="P9">employee </text:p>
                  </text:list-item>
                  <text:list-item>
                    <text:p text:style-name="P10">employee job</text:p>
                  </text:list-item>
                  <text:list-item>
                    <text:p text:style-name="P11">employee material</text:p>
                  </text:list-item>
                  <text:list-item>
                    <text:p text:style-name="P8">employee material type</text:p>
                  </text:list-item>
                  <text:list-item>
                    <text:p text:style-name="P8">employee material amount/measurements</text:p>
                  </text:list-item>
                  <text:list-item>
                    <text:p text:style-name="P8">employee material cost</text:p>
                  </text:list-item>
                  <text:list-item>
                    <text:p text:style-name="P19">employee material [photo(s)]</text:p>
                  </text:list-item>
                </text:list>
              </text:list-item>
            </text:list>
          </table:table-cell>
          <table:table-cell table:style-name="Table2.B4" office:value-type="string">
            <text:p text:style-name="P24">1kb – (except Photos)</text:p>
            <text:p text:style-name="P24">1mb – per photo</text:p>
            <text:p text:style-name="P26">each</text:p>
          </table:table-cell>
          <table:table-cell table:style-name="Table2.C4" office:value-type="string">
            <text:p text:style-name="P25">20.2mb /day</text:p>
            <text:p text:style-name="P25">140mb /week</text:p>
          </table:table-cell>
        </table:table-row>
        <table:table-row table:style-name="Table2.1">
          <table:table-cell table:style-name="Table2.A5" office:value-type="string">
            <text:list xml:id="list75455899362231" text:continue-numbering="true" text:style-name="L1">
              <text:list-item>
                <text:p text:style-name="P4"><text:span text:style-name="T8">12</text:span> Field Installers/Installations <text:span text:style-name="T14">← DOWN</text:span><text:line-break/>/<text:span text:style-name="T8">2 (max) jobs per day</text:span></text:p>
                <text:list>
                  <text:list-item>
                    <text:p text:style-name="P12">employee </text:p>
                  </text:list-item>
                  <text:list-item>
                    <text:p text:style-name="P13">employee date <text:span text:style-name="T7">(date of login)</text:span></text:p>
                  </text:list-item>
                  <text:list-item>
                    <text:p text:style-name="P14"><text:span text:style-name="T4">employee </text:span>location <text:span text:style-name="T4">(GPS </text:span>coordinates<text:span text:style-name="T4">)</text:span></text:p>
                  </text:list-item>
                  <text:list-item>
                    <text:p text:style-name="P15">employee job location</text:p>
                  </text:list-item>
                  <text:list-item>
                    <text:p text:style-name="P14"><text:span text:style-name="T5">employee </text:span>distance <text:span text:style-name="T5">(</text:span>from job<text:span text:style-name="T5">)</text:span></text:p>
                  </text:list-item>
                  <text:list-item>
                    <text:p text:style-name="P14"><text:span text:style-name="T5">employee </text:span>clock<text:span text:style-name="T5">I</text:span>n <text:span text:style-name="T5">(</text:span>timestamp<text:span text:style-name="T5">)</text:span></text:p>
                  </text:list-item>
                  <text:list-item>
                    <text:p text:style-name="P20"><text:span text:style-name="T6">employee </text:span>clock<text:span text:style-name="T6">O</text:span>ut <text:span text:style-name="T6">(</text:span>timestamp<text:span text:style-name="T6">)</text:span></text:p>
                  </text:list-item>
                </text:list>
              </text:list-item>
            </text:list>
          </table:table-cell>
          <table:table-cell table:style-name="Table2.B5" office:value-type="string">
            <text:p text:style-name="P24">1kb <text:span text:style-name="T12">each</text:span></text:p>
          </table:table-cell>
          <table:table-cell table:style-name="Table2.C5" office:value-type="string">
            <text:p text:style-name="P25">20kb /day</text:p>
            <text:p text:style-name="P25">140kb /week </text:p>
          </table:table-cell>
        </table:table-row>
        <table:table-row table:style-name="Table2.1">
          <table:table-cell table:style-name="Table2.A6" office:value-type="string">
            <text:list xml:id="list75454599985671" text:continue-numbering="true" text:style-name="L1">
              <text:list-item>
                <text:p text:style-name="P14"><text:span text:style-name="T13">12 </text:span>Time<text:span text:style-name="T13">-</text:span>sheet<text:span text:style-name="T13">s /per week</text:span></text:p>
                <text:list>
                  <text:list-item>
                    <text:p text:style-name="P12">employee</text:p>
                  </text:list-item>
                  <text:list-item>
                    <text:p text:style-name="P16">employee points</text:p>
                  </text:list-item>
                  <text:list-item>
                    <text:p text:style-name="P16"><text:span text:style-name="T4">employee </text:span>work week hours</text:p>
                  </text:list-item>
                  <text:list-item>
                    <text:p text:style-name="P17"><text:span text:style-name="T4">employee </text:span>work week jobs</text:p>
                  </text:list-item>
                  <text:list-item>
                    <text:p text:style-name="P17"><text:span text:style-name="T4">employee </text:span>work week job<text:span text:style-name="T4">s</text:span> locations</text:p>
                  </text:list-item>
                  <text:list-item>
                    <text:p text:style-name="P17"><text:span text:style-name="T4">employee </text:span>work week job<text:span text:style-name="T4">s</text:span> locations <text:span text:style-name="T4">day</text:span></text:p>
                  </text:list-item>
                </text:list>
              </text:list-item>
            </text:list>
          </table:table-cell>
          <table:table-cell table:style-name="Table2.B6" office:value-type="string">
            <text:p text:style-name="P24">1kb <text:span text:style-name="T12">each</text:span></text:p>
          </table:table-cell>
          <table:table-cell table:style-name="Table2.C6" office:value-type="string">
            <text:p text:style-name="P25">20kb /day</text:p>
            <text:p text:style-name="P25">140kb /week </text:p>
          </table:table-cell>
        </table:table-row>
        <table:table-row table:style-name="Table2.1">
          <table:table-cell table:style-name="Table2.A7" office:value-type="string">
            <text:list xml:id="list75455752860414" text:continue-numbering="true" text:style-name="L1">
              <text:list-header>
                <text:p text:style-name="P14"/>
              </text:list-header>
            </text:list>
          </table:table-cell>
          <table:table-cell table:style-name="Table2.B7" office:value-type="string">
            <text:p text:style-name="P25">2.005mb /total</text:p>
          </table:table-cell>
          <table:table-cell table:style-name="Table2.C7" office:value-type="string">
            <text:p text:style-name="P27"/>
            <text:p text:style-name="P27">280.4mb /week</text:p>
          </table:table-cell>
        </table:table-row>
      </table:table>
      <text:p text:style-name="P1"><text:s/><text:span text:style-name="T16">(double this if data backed-up on database) </text:span>1,121.7mb <text:span text:style-name="T17">= </text:span>1.1gb /month</text:p>
      <text:p text:style-name="P22">Are files exponential? Or purge at set period/<text:span text:style-name="T15">completion</text:span>?</text:p>
      <text:p text:style-name="P21"/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8">Cost Comparison</text:p>
          </table:table-cell>
          <table:covered-table-cell/>
        </table:table-row>
        <table:table-row>
          <table:table-cell table:style-name="Table1.A2" office:value-type="string">
            <text:p text:style-name="P40">Cloud Server </text:p>
          </table:table-cell>
          <table:table-cell table:style-name="Table1.B2" office:value-type="string">
            <text:p text:style-name="P41">Hosting Web Server</text:p>
          </table:table-cell>
        </table:table-row>
        <table:table-row>
          <table:table-cell table:style-name="Table1.A4" office:value-type="string">
            <text:p text:style-name="P32">Firebase: $11-25 /month</text:p>
            <text:p text:style-name="P34"><text:a xlink:type="simple" xlink:href="https://firebase.google.com/pricing/" text:style-name="Internet_20_link" text:visited-style-name="Visited_20_Internet_20_Link">https://firebase.google.com/pricing/</text:a></text:p>
            <text:p text:style-name="P35">Herouku: $<text:span text:style-name="T19">25</text:span> /month <text:span text:style-name="T19">(or) $225 </text:span>w/ DB (D-a-a-S)</text:p>
          </table:table-cell>
          <table:table-cell table:style-name="Table1.B4" office:value-type="string">
            <text:p text:style-name="P29">Hardware: $</text:p>
            <text:p text:style-name="P29">Setup: $</text:p>
            <text:p text:style-name="P29">Power: $ <text:s/>/<text:span text:style-name="T1">monthly</text:span></text:p>
            <text:p text:style-name="P29"/>
          </table:table-cell>
        </table:table-row>
        <table:table-row>
          <table:table-cell table:style-name="Table1.A4" office:value-type="string">
            <text:p text:style-name="P36">Advantages:</text:p>
            <text:p text:style-name="P30">Scalability – 1 click to get more space, cpu power, ram, etc.</text:p>
            <text:p text:style-name="P30">Reliability – large company responsible for data reliability</text:p>
            <text:p text:style-name="P30"/>
          </table:table-cell>
          <table:table-cell table:style-name="Table1.B4" office:value-type="string">
            <text:p text:style-name="P36">Advantages:</text:p>
            <text:p text:style-name="P31">Pay once <text:span text:style-name="T10">for solid setup, could last 4-5 years or more</text:span></text:p>
            <text:p text:style-name="P31">Can manage security protocols in-house</text:p>
          </table:table-cell>
        </table:table-row>
        <table:table-row>
          <table:table-cell table:style-name="Table1.A5" office:value-type="string">
            <text:p text:style-name="P36">Disadvantages<text:span text:style-name="T2">:</text:span></text:p>
            <text:p text:style-name="P38">Monthly costs, no choice for hardware, <text:span text:style-name="T20">less control over security features</text:span></text:p>
          </table:table-cell>
          <table:table-cell table:style-name="Table1.B5" office:value-type="string">
            <text:p text:style-name="P37">Disadvantages<text:span text:style-name="T2">:</text:span></text:p>
            <text:p text:style-name="P39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8:45:14.368644000</meta:creation-date>
    <dc:date>2017-10-02T07:54:54.249678000</dc:date>
    <meta:editing-duration>P2DT19H49M4S</meta:editing-duration>
    <meta:editing-cycles>52</meta:editing-cycles>
    <meta:generator>LibreOffice/5.3.6.1$MacOSX_X86_64 LibreOffice_project/686f202eff87ef707079aeb7f485847613344eb7</meta:generator>
    <meta:document-statistic meta:table-count="2" meta:image-count="0" meta:object-count="0" meta:page-count="2" meta:paragraph-count="84" meta:word-count="318" meta:character-count="1884" meta:non-whitespace-character-count="1673"/>
  </office:meta>
</office:document-meta>
</file>